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8pt" style:font-size-asian="8pt" style:font-size-complex="8pt"/>
    </style:style>
    <style:style style:name="ce8" style:family="table-cell" style:parent-style-name="Default" style:data-style-name="N0">
      <style:text-properties fo:color="#424242" fo:font-size="8pt" style:font-size-asian="8pt" style:font-size-complex="8pt"/>
    </style:style>
    <style:style style:name="ce9" style:family="table-cell" style:parent-style-name="Default" style:data-style-name="N0">
      <style:text-properties fo:color="#424242" fo:font-size="11pt" style:font-size-asian="11pt" style:font-size-complex="11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size="11pt" style:font-size-asian="11pt" style:font-size-complex="11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family-generic="swiss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24242" style:font-family-generic="swiss"/>
    </style:style>
    <style:style style:name="ce19" style:family="table-cell" style:parent-style-name="Default" style:data-style-name="N0">
      <style:table-cell-properties style:vertical-align="automatic" fo:background-color="#FFFF00"/>
    </style:style>
    <style:style style:name="ce2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fo:background-color="transparent"/>
    </style:style>
    <style:style style:name="ce22" style:family="table-cell" style:parent-style-name="Default" style:data-style-name="N0">
      <style:table-cell-properties style:vertical-align="automatic" fo:background-color="#B9EFF9"/>
    </style:style>
    <style:style style:name="ce23" style:family="table-cell" style:parent-style-name="Default" style:data-style-name="N0">
      <style:table-cell-properties style:vertical-align="automatic" fo:background-color="#B9EFF9"/>
    </style:style>
    <style:style style:name="ce24" style:family="table-cell" style:parent-style-name="Default" style:data-style-name="N0">
      <style:table-cell-properties style:vertical-align="automatic" fo:background-color="#B9EFF9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9.57791666666667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9.15458333333333cm"/>
    </style:style>
    <style:style style:name="co16" style:family="table-column">
      <style:table-column-properties fo:break-before="auto" style:column-width="5.37104166666667cm"/>
    </style:style>
    <style:style style:name="co17" style:family="table-column">
      <style:table-column-properties fo:break-before="auto" style:column-width="2.936875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4.31270833333333cm"/>
    </style:style>
    <style:style style:name="co20" style:family="table-column">
      <style:table-column-properties fo:break-before="auto" style:column-width="3.36020833333333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117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78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38.2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bitmap" draw:fill-image-name="a121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top" draw:textarea-horizontal-align="left" draw:fill="bitmap" draw:fill-image-name="a125" style:repeat="stretch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bitmap" draw:fill-image-name="a30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bitmap" draw:fill-image-name="a34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bitmap" draw:fill-image-name="a38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bitmap" draw:fill-image-name="a81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bitmap" draw:fill-image-name="a85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bitmap" draw:fill-image-name="a129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top" draw:textarea-horizontal-align="left" draw:fill="bitmap" draw:fill-image-name="a133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bitmap" draw:fill-image-name="a4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bitmap" draw:fill-image-name="a46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left" draw:fill="bitmap" draw:fill-image-name="a89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bitmap" draw:fill-image-name="a93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bitmap" draw:fill-image-name="a97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bitmap" draw:fill-image-name="a50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bitmap" draw:fill-image-name="a54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left" draw:fill="bitmap" draw:fill-image-name="a58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bitmap" draw:fill-image-name="a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bitmap" draw:fill-image-name="a101" style:repeat="stretch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bitmap" draw:fill-image-name="a6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bitmap" draw:fill-image-name="a105" style:repeat="stretch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bitmap" draw:fill-image-name="a10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bitmap" draw:fill-image-name="a14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bitmap" draw:fill-image-name="a18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bitmap" draw:fill-image-name="a62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bitmap" draw:fill-image-name="a66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left" draw:fill="bitmap" draw:fill-image-name="a109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top" draw:textarea-horizontal-align="left" draw:fill="bitmap" draw:fill-image-name="a113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bitmap" draw:fill-image-name="a22" style:repeat="stretch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bitmap" draw:fill-image-name="a117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bitmap" draw:fill-image-name="a26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bitmap" draw:fill-image-name="a70" style:repeat="stretch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c0791b" draw:opacity="100%" draw:stroke="solid" svg:stroke-width="0.01389in" svg:stroke-color="#8c571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bitmap" draw:fill-image-name="a77" style:repeat="stretch" draw:stroke="none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verag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6" table:default-cell-style-name="ce1"/>
        <table:table-row table:style-name="ro1">
          <table:table-cell office:value-type="string" table:number-columns-spanned="4" table:number-rows-spanned="1" table:style-name="ce26">
            <text:p>Beverage Section</text:p>
          </table:table-cell>
          <table:covered-table-cell table:number-columns-repeated="3"/>
          <table:table-cell table:number-columns-repeated="5" table:style-name="ce2"/>
          <table:table-cell table:number-columns-repeated="16375" table:style-name="ce1"/>
        </table:table-row>
        <table:table-row table:style-name="ro2">
          <table:table-cell office:value-type="string" table:style-name="ce3">
            <text:p>Item 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icture</text:p>
          </table:table-cell>
          <table:table-cell office:value-type="string" table:style-name="ce3">
            <text:p>Item cost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number-columns-repeated="16375" table:style-name="ce1"/>
        </table:table-row>
        <table:table-row table:style-name="ro3">
          <table:table-cell office:value-type="string" table:style-name="ce15">
            <text:p>Macchiato</text:p>
          </table:table-cell>
          <table:table-cell office:value-type="string" table:style-name="ce16">
            <text:p>Coffee</text:p>
          </table:table-cell>
          <table:table-cell table:style-name="ce2">
            <draw:custom-shape svg:x="0.01042in" svg:y="0.01042in" svg:width="1.57292in" svg:height="1.61458in" draw:z-index="1" draw:id="id0" draw:style-name="a3" draw:name="Rectangle 2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50.00 Php</text:p>
          </table:table-cell>
          <table:table-cell table:style-name="ce8"/>
          <table:table-cell table:number-columns-repeated="2" table:style-name="ce2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Espresso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2" draw:id="id1" draw:style-name="a7" draw:name="Rectangle 24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6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Cappucino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3" draw:id="id2" draw:style-name="a11" draw:name="Rectangle 25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3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Americano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4" draw:id="id3" draw:style-name="a15" draw:name="Rectangle 26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2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Mocha latte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5" draw:id="id4" draw:style-name="a19" draw:name="Rectangle 27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60.00 Php</text:p>
          </table:table-cell>
          <table:table-cell table:style-name="ce8"/>
          <table:table-cell table:style-name="ce10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Café latte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6" draw:id="id5" draw:style-name="a23" draw:name="Rectangle 28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5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Vanilla latte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7" draw:id="id6" draw:style-name="a27" draw:name="Rectangle 29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7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Matcha latte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8" draw:id="id7" draw:style-name="a31" draw:name="Rectangle 30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7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Chocolate latte</text:p>
          </table:table-cell>
          <table:table-cell office:value-type="string" table:style-name="ce16">
            <text:p>Coffee</text:p>
          </table:table-cell>
          <table:table-cell table:style-name="ce2">
            <draw:custom-shape svg:x="0in" svg:y="0in" svg:width="1.58088in" svg:height="1.6299in" draw:z-index="9" draw:id="id8" draw:style-name="a35" draw:name="Rectangle 3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15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Caramel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0" draw:id="id9" draw:style-name="a39" draw:name="Rectangle 32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Vanilla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1" draw:id="id10" draw:style-name="a43" draw:name="Rectangle 33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Hazelnut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2" draw:id="id11" draw:style-name="a47" draw:name="Rectangle 34">
              <svg:title/>
              <svg:desc/>
              <text:p text:style-name="a45" text:class-names="" text:cond-style-name=""><text:span text:style-name="a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style-name="ce1"/>
          <table:table-cell table:style-name="ce11"/>
          <table:table-cell table:number-columns-repeated="2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Salted caramel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3" draw:id="id12" draw:style-name="a51" draw:name="Rectangle 36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Chocolate chip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4" draw:id="id13" draw:style-name="a55" draw:name="Rectangle 37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3">
          <table:table-cell office:value-type="string" table:style-name="ce15">
            <text:p>White chocolate syrup</text:p>
          </table:table-cell>
          <table:table-cell office:value-type="string" table:style-name="ce16">
            <text:p>Add-ons</text:p>
          </table:table-cell>
          <table:table-cell table:style-name="ce2">
            <draw:custom-shape svg:x="0in" svg:y="0in" svg:width="1.58088in" svg:height="1.6299in" draw:z-index="15" draw:id="id14" draw:style-name="a59" draw:name="Rectangle 38">
              <svg:title/>
              <svg:desc/>
              <text:p text:style-name="a57" text:class-names="" text:cond-style-name=""><text:span text:style-name="a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4" table:style-name="ce1"/>
          <table:table-cell table:style-name="ce9"/>
          <table:table-cell table:number-columns-repeated="16374"/>
        </table:table-row>
        <table:table-row table:style-name="ro4">
          <table:table-cell office:value-type="string" table:style-name="ce17">
            <text:p>Almond milk</text:p>
          </table:table-cell>
          <table:table-cell office:value-type="string" table:style-name="ce16">
            <text:p>Milk</text:p>
          </table:table-cell>
          <table:table-cell table:style-name="ce2">
            <draw:custom-shape svg:x="0in" svg:y="0in" svg:width="1.58088in" svg:height="1.6299in" draw:z-index="16" draw:id="id15" draw:style-name="a63" draw:name="Rectangle 39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17">
            <text:p>Soy milk</text:p>
          </table:table-cell>
          <table:table-cell office:value-type="string" table:style-name="ce16">
            <text:p>Milk</text:p>
          </table:table-cell>
          <table:table-cell table:style-name="ce2">
            <draw:custom-shape svg:x="0in" svg:y="0in" svg:width="1.58088in" svg:height="1.6299in" draw:z-index="17" draw:id="id16" draw:style-name="a67" draw:name="Rectangle 40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15">
            <text:p>Coconut milk</text:p>
          </table:table-cell>
          <table:table-cell office:value-type="string" table:style-name="ce16">
            <text:p>Milk</text:p>
          </table:table-cell>
          <table:table-cell table:style-name="ce2">
            <draw:custom-shape svg:x="0in" svg:y="0in" svg:width="1.58088in" svg:height="1.6299in" draw:z-index="18" draw:id="id17" draw:style-name="a71" draw:name="Rectangle 41">
              <svg:title/>
              <svg:desc/>
              <text:p text:style-name="a69" text:class-names="" text:cond-style-name=""><text:span text:style-name="a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style-name="ce15">
            <text:p>Cashew milk</text:p>
          </table:table-cell>
          <table:table-cell office:value-type="string" table:style-name="ce16">
            <text:p>Milk</text:p>
          </table:table-cell>
          <table:table-cell table:style-name="ce2">
            <draw:custom-shape svg:x="0in" svg:y="0in" svg:width="1.58088in" svg:height="1.6299in" draw:z-index="19" draw:id="id18" draw:style-name="a74" draw:name="Rectangle 42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18">
            <text:p>30.00 Php</text:p>
          </table:table-cell>
          <table:table-cell table:style-name="ce8"/>
          <table:table-cell table:number-columns-repeated="16379" table:style-name="ce1"/>
        </table:table-row>
        <table:table-row table:style-name="ro5">
          <table:table-cell table:style-name="ce10"/>
          <table:table-cell table:style-name="ce11"/>
          <table:table-cell office:value-type="string" table:style-name="ce1">
            <text:p><text:s text:c="3"/></text:p>
          </table:table-cell>
          <table:table-cell table:number-columns-repeated="16381" table:style-name="ce1"/>
        </table:table-row>
        <table:table-row table:number-rows-repeated="2" table:style-name="ro6">
          <table:table-cell table:style-name="ce10"/>
          <table:table-cell table:style-name="ce11"/>
          <table:table-cell table:number-columns-repeated="16382" table:style-name="ce1"/>
        </table:table-row>
        <table:table-row table:number-rows-repeated="3" table:style-name="ro6">
          <table:table-cell table:style-name="ce10"/>
          <table:table-cell table:number-columns-repeated="16383" table:style-name="ce1"/>
        </table:table-row>
        <table:table-row table:style-name="ro6">
          <table:table-cell table:style-name="ce10"/>
          <table:table-cell table:style-name="ce1"/>
          <table:table-cell table:style-name="ce2"/>
          <table:table-cell table:number-columns-repeated="16381" table:style-name="ce1"/>
        </table:table-row>
        <table:table-row table:style-name="ro6">
          <table:table-cell table:style-name="ce3"/>
          <table:table-cell table:number-columns-repeated="3" table:style-name="ce2"/>
          <table:table-cell table:style-name="ce8"/>
          <table:table-cell table:number-columns-repeated="16379" table:style-name="ce1"/>
        </table:table-row>
        <table:table-row table:number-rows-repeated="2" table:style-name="ro6">
          <table:table-cell table:style-name="ce3"/>
          <table:table-cell table:number-columns-repeated="4" table:style-name="ce2"/>
          <table:table-cell table:number-columns-repeated="16379" table:style-name="ce1"/>
        </table:table-row>
        <table:table-row table:style-name="ro6">
          <table:table-cell table:number-columns-repeated="5" table:style-name="ce2"/>
          <table:table-cell table:number-columns-repeated="16379" table:style-name="ce1"/>
        </table:table-row>
        <table:table-row table:style-name="ro6">
          <table:table-cell/>
          <table:table-cell table:style-name="ce2"/>
          <table:table-cell table:number-columns-repeated="2" table:style-name="ce1"/>
          <table:table-cell table:style-name="ce2"/>
          <table:table-cell table:number-columns-repeated="16379"/>
        </table:table-row>
        <table:table-row table:number-rows-repeated="15" table:style-name="ro6">
          <table:table-cell/>
          <table:table-cell table:number-columns-repeated="16383" table:style-name="ce1"/>
        </table:table-row>
        <table:table-row table:number-rows-repeated="952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Pastrie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9" table:default-cell-style-name="ce1"/>
        <table:table-column table:style-name="co5" table:number-columns-repeated="16358" table:default-cell-style-name="ce1"/>
        <table:table-row table:style-name="ro8">
          <table:table-cell office:value-type="string" table:number-columns-spanned="4" table:number-rows-spanned="1" table:style-name="ce26">
            <text:p>Pastry Section</text:p>
          </table:table-cell>
          <table:covered-table-cell table:number-columns-repeated="3"/>
          <table:table-cell table:style-name="ce8"/>
          <table:table-cell table:number-columns-repeated="2" table:style-name="ce2"/>
          <table:table-cell table:number-columns-repeated="16377" table:style-name="ce1"/>
        </table:table-row>
        <table:table-row table:style-name="ro9">
          <table:table-cell office:value-type="string" table:style-name="ce3">
            <text:p>Item 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Picture</text:p>
          </table:table-cell>
          <table:table-cell office:value-type="string" table:style-name="ce3">
            <text:p>Item cost</text:p>
          </table:table-cell>
          <table:table-cell table:style-name="ce8"/>
          <table:table-cell table:number-columns-repeated="2" table:style-name="ce2"/>
          <table:table-cell table:number-columns-repeated="16377" table:style-name="ce1"/>
        </table:table-row>
        <table:table-row table:style-name="ro3">
          <table:table-cell office:value-type="string" table:style-name="ce5">
            <text:p>Croissant</text:p>
          </table:table-cell>
          <table:table-cell office:value-type="string" table:style-name="ce7">
            <text:p>Puff pastry</text:p>
          </table:table-cell>
          <table:table-cell table:style-name="ce12">
            <draw:custom-shape svg:x="0in" svg:y="0in" svg:width="1.75in" svg:height="1.625in" draw:z-index="1" draw:id="id19" draw:style-name="a78" draw:name="Rectangle 1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0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3">
          <table:table-cell office:value-type="string" table:style-name="ce5">
            <text:p>Scones</text:p>
          </table:table-cell>
          <table:table-cell office:value-type="string" table:style-name="ce7">
            <text:p>Quick bread</text:p>
          </table:table-cell>
          <table:table-cell table:style-name="ce12">
            <draw:custom-shape svg:x="0in" svg:y="0in" svg:width="1.75in" svg:height="1.625in" draw:z-index="2" draw:id="id20" draw:style-name="a82" draw:name="Rectangle 2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2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3">
          <table:table-cell office:value-type="string" table:style-name="ce5">
            <text:p>Cinammon roll</text:p>
          </table:table-cell>
          <table:table-cell office:value-type="string" table:style-name="ce7">
            <text:p>Puff pastry</text:p>
          </table:table-cell>
          <table:table-cell table:style-name="ce12">
            <draw:custom-shape svg:x="0in" svg:y="0in" svg:width="1.75in" svg:height="1.63542in" draw:z-index="3" draw:id="id21" draw:style-name="a86" draw:name="Rectangle 3">
              <svg:title/>
              <svg:desc/>
              <text:p text:style-name="a84" text:class-names="" text:cond-style-name=""><text:span text:style-name="a8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3">
          <table:table-cell office:value-type="string" table:style-name="ce5">
            <text:p>Muffin</text:p>
          </table:table-cell>
          <table:table-cell office:value-type="string" table:style-name="ce7">
            <text:p>Quick bread</text:p>
          </table:table-cell>
          <table:table-cell table:style-name="ce12">
            <draw:custom-shape svg:x="0in" svg:y="0in" svg:width="1.75in" svg:height="1.625in" draw:z-index="4" draw:id="id22" draw:style-name="a90" draw:name="Rectangle 4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85 Php</text:p>
          </table:table-cell>
          <table:table-cell table:style-name="ce8"/>
          <table:table-cell table:number-columns-repeated="6" table:style-name="ce2"/>
          <table:table-cell table:number-columns-repeated="16373"/>
        </table:table-row>
        <table:table-row table:style-name="ro3">
          <table:table-cell office:value-type="string" table:style-name="ce5">
            <text:p>Cupcakes</text:p>
          </table:table-cell>
          <table:table-cell office:value-type="string" table:style-name="ce7">
            <text:p>Snack cakes</text:p>
          </table:table-cell>
          <table:table-cell table:style-name="ce12">
            <draw:custom-shape svg:x="0in" svg:y="0in" svg:width="1.75in" svg:height="1.625in" draw:z-index="5" draw:id="id23" draw:style-name="a94" draw:name="Rectangle 5">
              <svg:title/>
              <svg:desc/>
              <text:p text:style-name="a92" text:class-names="" text:cond-style-name=""><text:span text:style-name="a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20 Php</text:p>
          </table:table-cell>
          <table:table-cell table:style-name="ce8"/>
          <table:table-cell table:number-columns-repeated="2" table:style-name="ce13"/>
          <table:table-cell table:number-columns-repeated="4" table:style-name="ce2"/>
          <table:table-cell table:number-columns-repeated="16373"/>
        </table:table-row>
        <table:table-row table:style-name="ro3">
          <table:table-cell office:value-type="string" table:style-name="ce5">
            <text:p>Donuts</text:p>
          </table:table-cell>
          <table:table-cell office:value-type="string" table:style-name="ce7">
            <text:p>Sweet pastry</text:p>
          </table:table-cell>
          <table:table-cell table:style-name="ce12">
            <draw:custom-shape svg:x="0in" svg:y="0in" svg:width="1.75in" svg:height="1.625in" draw:z-index="6" draw:id="id24" draw:style-name="a98" draw:name="Rectangle 6">
              <svg:title/>
              <svg:desc/>
              <text:p text:style-name="a96" text:class-names="" text:cond-style-name=""><text:span text:style-name="a9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3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Lemon bar</text:p>
          </table:table-cell>
          <table:table-cell office:value-type="string" table:style-name="ce7">
            <text:p>Dessert</text:p>
          </table:table-cell>
          <table:table-cell table:style-name="ce12">
            <draw:custom-shape svg:x="0in" svg:y="0in" svg:width="1.75in" svg:height="1.625in" draw:z-index="7" draw:id="id25" draw:style-name="a102" draw:name="Rectangle 7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75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Macarons</text:p>
          </table:table-cell>
          <table:table-cell office:value-type="string" table:style-name="ce7">
            <text:p>Fluffy french pastry</text:p>
          </table:table-cell>
          <table:table-cell table:style-name="ce12">
            <draw:custom-shape svg:x="0in" svg:y="0in" svg:width="1.75in" svg:height="1.625in" draw:z-index="8" draw:id="id26" draw:style-name="a106" draw:name="Rectangle 8">
              <svg:title/>
              <svg:desc/>
              <text:p text:style-name="a104" text:class-names="" text:cond-style-name=""><text:span text:style-name="a1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9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Chocolate brownie</text:p>
          </table:table-cell>
          <table:table-cell office:value-type="string" table:style-name="ce7">
            <text:p>Cookie bar</text:p>
          </table:table-cell>
          <table:table-cell table:style-name="ce12">
            <draw:custom-shape svg:x="0in" svg:y="0in" svg:width="1.75in" svg:height="1.625in" draw:z-index="9" draw:id="id27" draw:style-name="a110" draw:name="Rectangle 9">
              <svg:title/>
              <svg:desc/>
              <text:p text:style-name="a108" text:class-names="" text:cond-style-name=""><text:span text:style-name="a1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Chocolate cake</text:p>
          </table:table-cell>
          <table:table-cell office:value-type="string" table:style-name="ce7">
            <text:p>Cake</text:p>
          </table:table-cell>
          <table:table-cell table:style-name="ce12">
            <draw:custom-shape svg:x="0in" svg:y="0in" svg:width="1.75in" svg:height="1.625in" draw:z-index="10" draw:id="id28" draw:style-name="a114" draw:name="Rectangle 10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55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Cheesecake</text:p>
          </table:table-cell>
          <table:table-cell office:value-type="string" table:style-name="ce7">
            <text:p>Cake</text:p>
          </table:table-cell>
          <table:table-cell table:style-name="ce12">
            <draw:custom-shape svg:x="0in" svg:y="0in" svg:width="1.75in" svg:height="1.625in" draw:z-index="11" draw:id="id29" draw:style-name="a118" draw:name="Rectangle 11">
              <svg:title/>
              <svg:desc/>
              <text:p text:style-name="a116" text:class-names="" text:cond-style-name=""><text:span text:style-name="a1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75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Tiramisu</text:p>
          </table:table-cell>
          <table:table-cell office:value-type="string" table:style-name="ce7">
            <text:p>Dessert</text:p>
          </table:table-cell>
          <table:table-cell table:style-name="ce12">
            <draw:custom-shape svg:x="0in" svg:y="0in" svg:width="1.75in" svg:height="1.625in" draw:z-index="12" draw:id="id30" draw:style-name="a122" draw:name="Rectangle 12">
              <svg:title/>
              <svg:desc/>
              <text:p text:style-name="a120" text:class-names="" text:cond-style-name=""><text:span text:style-name="a1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8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Éclair</text:p>
          </table:table-cell>
          <table:table-cell office:value-type="string" table:style-name="ce7">
            <text:p>Choux pastry</text:p>
          </table:table-cell>
          <table:table-cell table:style-name="ce12">
            <draw:custom-shape svg:x="0in" svg:y="0in" svg:width="1.75in" svg:height="1.625in" draw:z-index="13" draw:id="id31" draw:style-name="a126" draw:name="Rectangle 13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Fruit tarts</text:p>
          </table:table-cell>
          <table:table-cell office:value-type="string" table:style-name="ce7">
            <text:p>Shortcrust</text:p>
          </table:table-cell>
          <table:table-cell table:style-name="ce12">
            <draw:custom-shape svg:x="0in" svg:y="0in" svg:width="1.75in" svg:height="1.625in" draw:z-index="14" draw:id="id32" draw:style-name="a130" draw:name="Rectangle 14">
              <svg:title/>
              <svg:desc/>
              <text:p text:style-name="a128" text:class-names="" text:cond-style-name=""><text:span text:style-name="a1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150 Php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table-cell office:value-type="string" table:style-name="ce5">
            <text:p>Pecan pie</text:p>
          </table:table-cell>
          <table:table-cell office:value-type="string" table:style-name="ce7">
            <text:p>Shortcrust</text:p>
          </table:table-cell>
          <table:table-cell table:style-name="ce12">
            <draw:custom-shape svg:x="0in" svg:y="0in" svg:width="1.75in" svg:height="1.625in" draw:z-index="15" draw:id="id33" draw:style-name="a134" draw:name="Rectangle 16">
              <svg:title/>
              <svg:desc/>
              <text:p text:style-name="a132" text:class-names="" text:cond-style-name=""><text:span text:style-name="a1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7">
            <text:p>60 Php</text:p>
          </table:table-cell>
          <table:table-cell table:number-columns-repeated="7" table:style-name="ce2"/>
          <table:table-cell table:number-columns-repeated="16373"/>
        </table:table-row>
        <table:table-row table:style-name="ro9">
          <table:table-cell table:style-name="ce14"/>
          <table:table-cell table:style-name="ce6"/>
          <table:table-cell table:number-columns-repeated="9" table:style-name="ce2"/>
          <table:table-cell table:number-columns-repeated="16373"/>
        </table:table-row>
        <table:table-row table:number-rows-repeated="5" table:style-name="ro9">
          <table:table-cell table:number-columns-repeated="11" table:style-name="ce2"/>
          <table:table-cell table:number-columns-repeated="16373"/>
        </table:table-row>
        <table:table-row table:number-rows-repeated="9" table:style-name="ro9">
          <table:table-cell table:number-columns-repeated="16384" table:style-name="ce1"/>
        </table:table-row>
        <table:table-row table:number-rows-repeated="968" table:style-name="ro9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SalesOrde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number-columns-repeated="16379" table:default-cell-style-name="ce1"/>
        <table:table-row table:style-name="ro10">
          <table:table-cell table:number-columns-repeated="4" table:style-name="ce19"/>
          <table:table-cell office:value-type="string" table:style-name="ce20">
            <text:p>Daily Sales Report</text:p>
          </table:table-cell>
          <table:table-cell table:number-columns-repeated="8" table:style-name="ce19"/>
          <table:table-cell table:style-name="ce21"/>
          <table:table-cell table:number-columns-repeated="16370"/>
        </table:table-row>
        <table:table-row table:style-name="ro11">
          <table:table-cell table:style-name="ce24"/>
          <table:table-cell office:value-type="string" table:style-name="ce23">
            <text:p>Beverages</text:p>
          </table:table-cell>
          <table:table-cell table:style-name="ce22"/>
          <table:table-cell table:number-columns-repeated="16381" table:style-name="ce1"/>
        </table:table-row>
        <table:table-row table:style-name="ro12">
          <table:table-cell office:value-type="string" table:style-name="ce25">
            <text:p>Item_N</text:p>
          </table:table-cell>
          <table:table-cell office:value-type="string" table:style-name="ce25">
            <text:p>Type</text:p>
          </table:table-cell>
          <table:table-cell office:value-type="string" table:style-name="ce25">
            <text:p>Qty.</text:p>
          </table:table-cell>
          <table:table-cell office:value-type="string" table:style-name="ce25">
            <text:p>Cost</text:p>
          </table:table-cell>
          <table:table-cell office:value-type="string" table:style-name="ce25">
            <text:p>Total Sales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5">
            <text:p>Macchiato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50.00 Php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5">
            <text:p>Espresso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6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Cappucino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3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Americano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2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Mocha latte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6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Café latte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5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Vanilla latte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7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Matcha latte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7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Chocolate latte</text:p>
          </table:table-cell>
          <table:table-cell office:value-type="string" table:style-name="ce16">
            <text:p>Coffee</text:p>
          </table:table-cell>
          <table:table-cell table:style-name="ce1"/>
          <table:table-cell office:value-type="string" table:style-name="ce18">
            <text:p>15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Caramel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Vanilla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Hazelnut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Salted caramel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 table:style-name="ce1"/>
        </table:table-row>
        <table:table-row table:style-name="ro13">
          <table:table-cell office:value-type="string" table:style-name="ce15">
            <text:p>Chocolate chip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White chocolate syrup</text:p>
          </table:table-cell>
          <table:table-cell office:value-type="string" table:style-name="ce16">
            <text:p>Add-ons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Almond milk</text:p>
          </table:table-cell>
          <table:table-cell office:value-type="string" table:style-name="ce16">
            <text:p>Milk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style-name="ro13">
          <table:table-cell office:value-type="string" table:style-name="ce17">
            <text:p>Soy milk</text:p>
          </table:table-cell>
          <table:table-cell office:value-type="string" table:style-name="ce16">
            <text:p>Milk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Coconut milk</text:p>
          </table:table-cell>
          <table:table-cell office:value-type="string" table:style-name="ce16">
            <text:p>Milk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style-name="ro13">
          <table:table-cell office:value-type="string" table:style-name="ce15">
            <text:p>Cashew milk</text:p>
          </table:table-cell>
          <table:table-cell office:value-type="string" table:style-name="ce16">
            <text:p>Milk</text:p>
          </table:table-cell>
          <table:table-cell table:style-name="ce1"/>
          <table:table-cell office:value-type="string" table:style-name="ce18">
            <text:p>30.00 Php</text:p>
          </table:table-cell>
          <table:table-cell table:number-columns-repeated="16380"/>
        </table:table-row>
        <table:table-row table:number-rows-repeated="104855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default-style style:family="graphic">
      <style:graphic-properties draw:fill="solid" draw:fill-color="#c0791b" draw:opacity="100%" draw:stroke="solid" svg:stroke-width="0.01389in" svg:stroke-color="#8c5711" svg:stroke-opacity="100%" draw:stroke-linejoin="miter" svg:stroke-linecap="butt"/>
    </style:default-style>
    <draw:fill-image draw:name="a38" xlink:href="media/image1.jpeg" xlink:show="embed" xlink:actuate="onLoad"/>
    <draw:fill-image draw:name="a117" xlink:href="media/image2.jpeg" xlink:show="embed" xlink:actuate="onLoad"/>
    <draw:fill-image draw:name="a77" xlink:href="media/image3.jpeg" xlink:show="embed" xlink:actuate="onLoad"/>
    <draw:fill-image draw:name="a22" xlink:href="media/image4.jpeg" xlink:show="embed" xlink:actuate="onLoad"/>
    <draw:fill-image draw:name="a101" xlink:href="media/image5.jpeg" xlink:show="embed" xlink:actuate="onLoad"/>
    <draw:fill-image draw:name="a62" xlink:href="media/image6.jpeg" xlink:show="embed" xlink:actuate="onLoad"/>
    <draw:fill-image draw:name="a26" xlink:href="media/image7.jpeg" xlink:show="embed" xlink:actuate="onLoad"/>
    <draw:fill-image draw:name="a105" xlink:href="media/image8.jpeg" xlink:show="embed" xlink:actuate="onLoad"/>
    <draw:fill-image draw:name="a66" xlink:href="media/image9.jpeg" xlink:show="embed" xlink:actuate="onLoad"/>
    <draw:fill-image draw:name="a10" xlink:href="media/image10.jpeg" xlink:show="embed" xlink:actuate="onLoad"/>
    <draw:fill-image draw:name="a109" xlink:href="media/image11.jpeg" xlink:show="embed" xlink:actuate="onLoad"/>
    <draw:fill-image draw:name="a50" xlink:href="media/image12.jpeg" xlink:show="embed" xlink:actuate="onLoad"/>
    <draw:fill-image draw:name="a14" xlink:href="media/image13.jpeg" xlink:show="embed" xlink:actuate="onLoad"/>
    <draw:fill-image draw:name="a54" xlink:href="media/image14.jpeg" xlink:show="embed" xlink:actuate="onLoad"/>
    <draw:fill-image draw:name="a133" xlink:href="media/image15.jpeg" xlink:show="embed" xlink:actuate="onLoad"/>
    <draw:fill-image draw:name="a18" xlink:href="media/image16.jpeg" xlink:show="embed" xlink:actuate="onLoad"/>
    <draw:fill-image draw:name="a93" xlink:href="media/image17.jpeg" xlink:show="embed" xlink:actuate="onLoad"/>
    <draw:fill-image draw:name="a58" xlink:href="media/image18.jpeg" xlink:show="embed" xlink:actuate="onLoad"/>
    <draw:fill-image draw:name="a2" xlink:href="media/image19.jpeg" xlink:show="embed" xlink:actuate="onLoad"/>
    <draw:fill-image draw:name="a97" xlink:href="media/image20.jpeg" xlink:show="embed" xlink:actuate="onLoad"/>
    <draw:fill-image draw:name="a42" xlink:href="media/image21.jpeg" xlink:show="embed" xlink:actuate="onLoad"/>
    <draw:fill-image draw:name="a121" xlink:href="media/image22.jpeg" xlink:show="embed" xlink:actuate="onLoad"/>
    <draw:fill-image draw:name="a6" xlink:href="media/image23.jpeg" xlink:show="embed" xlink:actuate="onLoad"/>
    <draw:fill-image draw:name="a81" xlink:href="media/image24.jpeg" xlink:show="embed" xlink:actuate="onLoad"/>
    <draw:fill-image draw:name="a46" xlink:href="media/image25.jpeg" xlink:show="embed" xlink:actuate="onLoad"/>
    <draw:fill-image draw:name="a125" xlink:href="media/image26.jpeg" xlink:show="embed" xlink:actuate="onLoad"/>
    <draw:fill-image draw:name="a85" xlink:href="media/image27.jpeg" xlink:show="embed" xlink:actuate="onLoad"/>
    <draw:fill-image draw:name="a30" xlink:href="media/image28.jpeg" xlink:show="embed" xlink:actuate="onLoad"/>
    <draw:fill-image draw:name="a129" xlink:href="media/image29.jpeg" xlink:show="embed" xlink:actuate="onLoad"/>
    <draw:fill-image draw:name="a89" xlink:href="media/image30.jpeg" xlink:show="embed" xlink:actuate="onLoad"/>
    <draw:fill-image draw:name="a70" xlink:href="media/image31.jpeg" xlink:show="embed" xlink:actuate="onLoad"/>
    <draw:fill-image draw:name="a34" xlink:href="media/image32.jpeg" xlink:show="embed" xlink:actuate="onLoad"/>
    <draw:fill-image draw:name="a113" xlink:href="media/image33.jpeg" xlink:show="embed" xlink:actuate="onLoad"/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2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J</meta:initial-creator>
    <dc:creator>JJ</dc:creator>
    <meta:creation-date>2024-04-19T03:41:00Z</meta:creation-date>
    <dc:date>2024-05-06T18:20:55Z</dc:date>
    <meta:user-defined meta:name="KSOProductBuildVer">1033-11.2.0.11225</meta:user-defined>
    <meta:user-defined meta:name="KSOReadingLayout" meta:value-type="boolean">false</meta:user-defined>
    <meta:user-defined meta:name="ICV">3B48441BB4E446DAAD8B8145F9D2491F</meta:user-defined>
  </office:meta>
</office:document-meta>
</file>